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automatic-styles>
    <style:style style:name="P1" style:family="paragraph" style:parent-style-name="Preformatted_20_Text">
      <style:paragraph-properties style:writing-mode="lr-tb"/>
    </style:style>
    <style:style style:name="P2" style:family="paragraph" style:parent-style-name="Preformatted_20_Text">
      <style:paragraph-properties fo:margin-top="0cm" fo:margin-bottom="0.499cm" style:writing-mode="lr-tb"/>
    </style:style>
    <style:style style:name="P3" style:family="paragraph" style:parent-style-name="Preformatted_20_Text" style:list-style-name="L1"/>
    <style:style style:name="P4" style:family="paragraph" style:parent-style-name="Preformatted_20_Text" style:list-style-name="L2"/>
    <style:style style:name="P5" style:family="paragraph" style:parent-style-name="Preformatted_20_Text" style:list-style-name="L1">
      <style:paragraph-properties style:writing-mode="lr-tb"/>
    </style:style>
    <style:style style:name="P6" style:family="paragraph" style:parent-style-name="Preformatted_20_Text" style:list-style-name="L2">
      <style:paragraph-properties style:writing-mode="lr-tb"/>
    </style:style>
    <style:style style:name="P7" style:family="paragraph" style:parent-style-name="Preformatted_20_Text" style:list-style-name="L1">
      <style:paragraph-properties fo:margin-top="0cm" fo:margin-bottom="0.499cm" style:writing-mode="lr-tb"/>
    </style:style>
    <style:style style:name="P8" style:family="paragraph" style:parent-style-name="Preformatted_20_Text" style:list-style-name="L2">
      <style:paragraph-properties fo:margin-top="0cm" fo:margin-bottom="0.499cm" style:writing-mode="lr-tb"/>
    </style:style>
    <style:style style:name="P9" style:family="paragraph" style:parent-style-name="Text_20_body" style:list-style-name="L1"/>
    <style:style style:name="P10" style:family="paragraph" style:parent-style-name="Text_20_body" style:list-style-name="L2"/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9"/>
    <style:style style:name="P18" style:family="paragraph" style:parent-style-name="Text_20_body" style:list-style-name="L10"/>
    <style:style style:name="P19" style:family="paragraph" style:parent-style-name="Text_20_body" style:list-style-name="L11"/>
    <style:style style:name="P20" style:family="paragraph" style:parent-style-name="Text_20_body" style:list-style-name="L1">
      <style:paragraph-properties fo:margin-top="0cm" fo:margin-bottom="0cm"/>
    </style:style>
    <style:style style:name="P21" style:family="paragraph" style:parent-style-name="Text_20_body" style:list-style-name="L2">
      <style:paragraph-properties fo:margin-top="0cm" fo:margin-bottom="0cm"/>
    </style:style>
    <style:style style:name="P22" style:family="paragraph" style:parent-style-name="Text_20_body" style:list-style-name="L4">
      <style:paragraph-properties fo:margin-top="0cm" fo:margin-bottom="0cm"/>
    </style:style>
    <style:style style:name="P23" style:family="paragraph" style:parent-style-name="Text_20_body" style:list-style-name="L8">
      <style:paragraph-properties fo:margin-top="0cm" fo:margin-bottom="0cm"/>
    </style:style>
    <style:style style:name="P24" style:family="paragraph" style:parent-style-name="Text_20_body" style:list-style-name="L11">
      <style:paragraph-properties fo:margin-top="0cm" fo:margin-bottom="0cm"/>
    </style:style>
    <style:style style:name="T1" style:family="text">
      <style:text-properties fo:color="#0066ff"/>
    </style:style>
    <text:list-style style:name="L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3" text:outline-level="3"><text:span text:style-name="Source_20_Text">@PathVariable</text:span></text:h>
      <text:list xml:id="list3606808568485630163" text:style-name="L1">
        <text:list-item>
          <text:p text:style-name="P20"><text:span text:style-name="Strong_20_Emphasis">의미</text:span>: <text:span text:style-name="Source_20_Text">@PathVariable</text:span>은 Spring MVC에서 URL 경로의 일부를 메서드 매개변수로 전달할 때 사용되는 애노테이션입니다.</text:p>
        </text:list-item>
        <text:list-item>
          <text:p text:style-name="P20"><text:span text:style-name="Strong_20_Emphasis">사용법</text:span>: <text:span text:style-name="T1">URL에서 동적으로 변하는 값을 받아 메서드의 인자로 전달합니다</text:span>. 예를 들어, <text:span text:style-name="T1">URL이 </text:span><text:span text:style-name="Source_20_Text"><text:span text:style-name="T1">/detail/5</text:span></text:span><text:span text:style-name="T1">라고 하면, </text:span><text:span text:style-name="Source_20_Text"><text:span text:style-name="T1">5</text:span></text:span><text:span text:style-name="T1">라는 값이 </text:span><text:span text:style-name="Source_20_Text"><text:span text:style-name="T1">id</text:span></text:span><text:span text:style-name="T1"> 매개변수로 전달됩니다.</text:span></text:p>
        </text:list-item>
        <text:list-item>
          <text:p text:style-name="P9"><text:span text:style-name="Strong_20_Emphasis">코드 예시</text:span>:</text:p>
          <text:p text:style-name="P3">java</text:p>
          <text:p text:style-name="P3">코드 복사</text:p>
          <text:p text:style-name="P5"><text:span text:style-name="Source_20_Text">@GetMapping("/detail/{id}")</text:span></text:p>
          <text:p text:style-name="P5"><text:span text:style-name="Source_20_Text">public String detail(@PathVariable Integer id, Model model) {</text:span></text:p>
          <text:p text:style-name="P5"><text:span text:style-name="Source_20_Text"><text:s text:c="4"/>// `id`는 URL의 {id} 부분에서 추출된 값입니다.</text:span></text:p>
          <text:p text:style-name="P7"><text:span text:style-name="Source_20_Text">}</text:span></text:p>
        </text:list-item>
        <text:list-item>
          <text:p text:style-name="P9"><text:span text:style-name="Strong_20_Emphasis">설명</text:span>: 위 코드에서 <text:span text:style-name="Source_20_Text">@PathVariable Integer id</text:span>는 URL의 <text:span text:style-name="Source_20_Text">/detail/{id}</text:span>에서 <text:span text:style-name="Source_20_Text">{id}</text:span> 부분에 해당하는 값을 <text:span text:style-name="Source_20_Text">Integer</text:span> 타입의 <text:span text:style-name="Source_20_Text">id</text:span> 변수로 받아옵니다. 예를 들어, 사용자가 <text:span text:style-name="Source_20_Text">/detail/10</text:span>으로 접근하면, <text:span text:style-name="Source_20_Text">id</text:span>는 <text:span text:style-name="Source_20_Text">10</text:span>이 됩니다.</text:p>
        </text:list-item>
      </text:list>
      <text:p text:style-name="Standard"/>
      <text:h text:style-name="Heading_20_3" text:outline-level="3"><text:span text:style-name="Source_20_Text">result.isPresent()</text:span></text:h>
      <text:list xml:id="list4965758016339627495" text:style-name="L2">
        <text:list-item>
          <text:p text:style-name="P21"><text:span text:style-name="Strong_20_Emphasis">의미</text:span>: <text:span text:style-name="Source_20_Text">result.isPresent()</text:span>는 <text:span text:style-name="Source_20_Text">Optional</text:span> 클래스의 메서드로, 조회된 결과가 존재하는지를 확인하는 데 사용됩니다.</text:p>
        </text:list-item>
        <text:list-item>
          <text:p text:style-name="P21"><text:span text:style-name="Strong_20_Emphasis">사용법</text:span>: <text:span text:style-name="Source_20_Text">Optional</text:span> 객체는 <text:span text:style-name="Source_20_Text">null</text:span> 값을 처리하는 데 유용한 기능을 제공하며, <text:span text:style-name="Source_20_Text">isPresent()</text:span> 메서드는 <text:span text:style-name="Source_20_Text">Optional</text:span> 객체가 값을 포함하고 있는지(즉, 값이 존재하는지)를 확인합니다. <text:span text:style-name="T1">값이 존재하면 </text:span><text:span text:style-name="Source_20_Text"><text:span text:style-name="T1">true</text:span></text:span><text:span text:style-name="T1">, 존재하지 않으면 </text:span><text:span text:style-name="Source_20_Text"><text:span text:style-name="T1">false</text:span></text:span><text:span text:style-name="T1">를 반환합니다</text:span>.</text:p>
        </text:list-item>
        <text:list-item>
          <text:p text:style-name="P10"><text:span text:style-name="Strong_20_Emphasis">코드 예시</text:span>:</text:p>
          <text:p text:style-name="P4">java</text:p>
          <text:p text:style-name="P4">코드 복사</text:p>
          <text:p text:style-name="P6"><text:span text:style-name="Source_20_Text">Optional&lt;Item&gt; result = itemRepository.findById(id);</text:span></text:p>
          <text:p text:style-name="P6"><text:span text:style-name="Source_20_Text">if (result.isPresent()) {</text:span></text:p>
          <text:p text:style-name="P6"><text:span text:style-name="Source_20_Text"><text:s text:c="4"/>model.addAttribute("data", result.get());</text:span></text:p>
          <text:p text:style-name="P6"><text:span text:style-name="Source_20_Text"><text:s text:c="4"/>return "detail.html";</text:span></text:p>
          <text:p text:style-name="P6"><text:span text:style-name="Source_20_Text">} else {</text:span></text:p>
          <text:p text:style-name="P6"><text:span text:style-name="Source_20_Text"><text:s text:c="4"/>return "redirect:/list";</text:span></text:p>
          <text:p text:style-name="P8"><text:span text:style-name="Source_20_Text">}</text:span></text:p>
        </text:list-item>
        <text:list-item>
          <text:p text:style-name="P10"><text:span text:style-name="Strong_20_Emphasis">설명</text:span>: 위 코드에서는 <text:span text:style-name="Source_20_Text">findById(id)</text:span> 메서드의 결과가 <text:span text:style-name="Source_20_Text">Optional&lt;Item&gt;</text:span> 타입으로 반환됩니다. 이는 <text:span text:style-name="Source_20_Text">Item</text:span>이 존재하지 않을 가능성을 고려한 것입니다. <text:span text:style-name="Source_20_Text">result.isPresent()</text:span>가 <text:span text:style-name="Source_20_Text">true</text:span>를 반환하면, <text:span text:style-name="Source_20_Text">Optional</text:span> 내부에 <text:span text:style-name="Source_20_Text">Item</text:span>이 존재한다는 의미이므로 <text:span text:style-name="Source_20_Text">model</text:span>에 해당 <text:span text:style-name="Source_20_Text">Item</text:span>을 추가하고, <text:span text:style-name="Source_20_Text">detail.html</text:span> 페이지로 이동합니다. 만약 <text:span text:style-name="Source_20_Text">isPresent()</text:span>가 <text:span text:style-name="Source_20_Text">false</text:span>를 반환하면, 해당 ID로 <text:span text:style-name="Source_20_Text">Item</text:span>을 찾지 못한 것이므로 <text:span text:style-name="Source_20_Text">list</text:span> 페이지로 리다이렉션됩니다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<text:span text:style-name="Strong_20_Emphasis">1. </text:span><text:span text:style-name="Strong_20_Emphasis"><text:span text:style-name="Source_20_Text">@RequestParam</text:span></text:span></text:h>
      <text:p text:style-name="Text_20_body"><text:span text:style-name="Strong_20_Emphasis">어디에 사용하냐면</text:span>:</text:p>
      <text:list xml:id="list7095973810581362049" text:style-name="L3">
        <text:list-item>
          <text:p text:style-name="P11">웹 페이지에서 주소(URL) 뒤에 오는 물음표(<text:span text:style-name="Source_20_Text">?</text:span>) 뒤의 값들을 처리할 때 사용해요.</text:p>
        </text:list-item>
      </text:list>
      <text:p text:style-name="Text_20_body"><text:span text:style-name="Strong_20_Emphasis">예를 들어</text:span>:</text:p>
      <text:list xml:id="list6077929103581391070" text:style-name="L4">
        <text:list-item>
          <text:p text:style-name="P22">친구에게서 이런 주소를 받았다고 상상해 봐요:</text:p>
          <text:list>
            <text:list-item>
              <text:p text:style-name="P22"><text:span text:style-name="Source_20_Text">https://example.com/search?query=spring</text:span></text:p>
            </text:list-item>
          </text:list>
        </text:list-item>
        <text:list-item>
          <text:p text:style-name="P12">여기서 <text:span text:style-name="Source_20_Text">?query=spring</text:span>이 <text:span text:style-name="Strong_20_Emphasis"><text:span text:style-name="T1">검색어</text:span></text:span><text:span text:style-name="T1">를 의미</text:span>해요.</text:p>
        </text:list-item>
      </text:list>
      <text:p text:style-name="Text_20_body"><text:span text:style-name="Strong_20_Emphasis">어떻게 쓰이냐면</text:span>:</text:p>
      <text:list xml:id="list5063569584056537240" text:style-name="L5">
        <text:list-item>
          <text:p text:style-name="P13"><text:span text:style-name="Source_20_Text">@RequestParam</text:span>은 이 주소에서 <text:span text:style-name="Source_20_Text">query=spring</text:span> 부분에서<text:span text:style-name="T1"> </text:span><text:span text:style-name="Source_20_Text"><text:span text:style-name="T1">query</text:span></text:span><text:span text:style-name="T1">라는 이름의 값을 받아와요.</text:span></text:p>
        </text:list-item>
      </text:list>
      <text:p text:style-name="Text_20_body"><text:span text:style-name="Strong_20_Emphasis">코드로 보면</text:span>:</text:p>
      <text:p text:style-name="Preformatted_20_Text">java</text:p>
      <text:p text:style-name="Preformatted_20_Text">코드 복사</text:p>
      <text:p text:style-name="P1"><text:span text:style-name="Source_20_Text">@GetMapping("/search")</text:span></text:p>
      <text:p text:style-name="P1"><text:span text:style-name="Source_20_Text">public String search(@RequestParam String query) {</text:span></text:p>
      <text:p text:style-name="P1"><text:span text:style-name="Source_20_Text"><text:s text:c="4"/>// query에 "spring"이 들어가 있어요!</text:span></text:p>
      <text:p text:style-name="P1"><text:span text:style-name="Source_20_Text"><text:s text:c="4"/>System.out.println("검색어: " + query);</text:span></text:p>
      <text:p text:style-name="P1"><text:span text:style-name="Source_20_Text"><text:s text:c="4"/>return "검색결과페이지";</text:span></text:p>
      <text:p text:style-name="P2"><text:span text:style-name="Source_20_Text">}</text:span></text:p>
      <text:list xml:id="list80792585396627045" text:style-name="L6">
        <text:list-item>
          <text:p text:style-name="P14">이 코드에서는 사용자가 <text:span text:style-name="Source_20_Text">/search?query=spring</text:span>으로 요청을 보내면, <text:span text:style-name="Source_20_Text">query</text:span>라는 값에 <text:span text:style-name="Source_20_Text">"spring"</text:span>이 들어가게 돼요.</text:p>
        </text:list-item>
      </text:list>
      <text:h text:style-name="Heading_20_3" text:outline-level="3">2. <text:span text:style-name="Strong_20_Emphasis"><text:span text:style-name="Source_20_Text">@PathVariable</text:span></text:span></text:h>
      <text:p text:style-name="Text_20_body"><text:span text:style-name="Strong_20_Emphasis">어디에 사용하냐면</text:span>:</text:p>
      <text:list xml:id="list7840313732935365150" text:style-name="L7">
        <text:list-item>
          <text:p text:style-name="P15">웹 페이지 주소 자체에서 특정 값을 뽑아내고 싶을 때 사용해요.</text:p>
        </text:list-item>
      </text:list>
      <text:p text:style-name="Text_20_body"><text:span text:style-name="Strong_20_Emphasis">예를 들어</text:span>:</text:p>
      <text:list xml:id="list5391827741415072308" text:style-name="L8">
        <text:list-item>
          <text:p text:style-name="P23">친구가 또 다른 주소를 보냈다고 상상해 봐요:</text:p>
          <text:list>
            <text:list-item>
              <text:p text:style-name="P23"><text:span text:style-name="Source_20_Text">https://example.com/item/123</text:span></text:p>
            </text:list-item>
          </text:list>
        </text:list-item>
        <text:list-item>
          <text:p text:style-name="P16">여기서 <text:span text:style-name="Source_20_Text">123</text:span>은 <text:span text:style-name="Strong_20_Emphasis">상품 ID</text:span>를 의미해요. 이 숫자는 어떤 상품을 의미하죠.</text:p>
        </text:list-item>
      </text:list>
      <text:p text:style-name="Text_20_body"><text:span text:style-name="Strong_20_Emphasis">어떻게 쓰이냐면</text:span>:</text:p>
      <text:list xml:id="list3601749179624964825" text:style-name="L9">
        <text:list-item>
          <text:p text:style-name="P17"><text:span text:style-name="Source_20_Text">@PathVariable</text:span>은 이 주소에서 <text:span text:style-name="Source_20_Text">123</text:span>이라는 값을 뽑아와요.</text:p>
        </text:list-item>
      </text:list>
      <text:p text:style-name="Text_20_body"><text:span text:style-name="Strong_20_Emphasis">코드로 보면</text:span>:</text:p>
      <text:p text:style-name="Preformatted_20_Text">java</text:p>
      <text:p text:style-name="Preformatted_20_Text">코드 복사</text:p>
      <text:p text:style-name="P1"><text:span text:style-name="Source_20_Text">@GetMapping("/item/{id}")</text:span></text:p>
      <text:p text:style-name="P1"><text:span text:style-name="Source_20_Text">public String getItem(@PathVariable String id) {</text:span></text:p>
      <text:p text:style-name="P1"><text:span text:style-name="Source_20_Text"><text:s text:c="4"/>// id에 "123"이 들어가 있어요!</text:span></text:p>
      <text:p text:style-name="P1"><text:span text:style-name="Source_20_Text"><text:s text:c="4"/>System.out.println("상품 ID: " + id);</text:span></text:p>
      <text:p text:style-name="P1"><text:span text:style-name="Source_20_Text"><text:s text:c="4"/>return "상품상세페이지";</text:span></text:p>
      <text:p text:style-name="P2"><text:span text:style-name="Source_20_Text">}</text:span></text:p>
      <text:list xml:id="list24275312626631270" text:style-name="L10">
        <text:list-item>
          <text:p text:style-name="P18"><text:soft-page-break/>이 코드에서는 사용자가 <text:span text:style-name="Source_20_Text">/item/123</text:span>으로 요청을 보내면, <text:span text:style-name="Source_20_Text">id</text:span>라는 값에 <text:span text:style-name="Source_20_Text">"123"</text:span>이 들어가게 돼요.</text:p>
        </text:list-item>
      </text:list>
      <text:h text:style-name="Heading_20_3" text:outline-level="3">요약해 보면:</text:h>
      <text:list xml:id="list472024371800794914" text:style-name="L11">
        <text:list-item>
          <text:p text:style-name="P24"><text:span text:style-name="Strong_20_Emphasis"><text:span text:style-name="Source_20_Text">@RequestParam</text:span></text:span>: 주소에서 물음표(<text:span text:style-name="Source_20_Text">?</text:span>) 뒤에 있는 값을 가져와요.</text:p>
          <text:list>
            <text:list-item>
              <text:p text:style-name="P24">예: <text:span text:style-name="Source_20_Text">?query=spring</text:span> -&gt; <text:span text:style-name="Source_20_Text">query</text:span>라는 변수에 <text:span text:style-name="Source_20_Text">"spring"</text:span>이 들어감</text:p>
            </text:list-item>
          </text:list>
        </text:list-item>
        <text:list-item>
          <text:p text:style-name="P24"><text:span text:style-name="Strong_20_Emphasis"><text:span text:style-name="Source_20_Text">@PathVariable</text:span></text:span>: 주소 자체에 있는 값을 가져와요.</text:p>
          <text:list>
            <text:list-item>
              <text:p text:style-name="P19">예: <text:span text:style-name="Source_20_Text">/item/123</text:span> -&gt; <text:span text:style-name="Source_20_Text">id</text:span>라는 변수에 <text:span text:style-name="Source_20_Text">"123"</text:span>이 들어감</text:p>
            </text:list-item>
          </text:list>
        </text:list-item>
      </text:list>
      <text:p text:style-name="Text_20_body"><text:span text:style-name="Strong_20_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굴림" svg:font-family="굴림" style:font-family-generic="modern" style:font-pitch="fixed"/>
    <style:font-face style:name="Times New Roman" svg:font-family="'Times New Roman'" style:font-family-generic="roman" style:font-pitch="variable"/>
    <style:font-face style:name="바탕" svg:font-family="바탕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바탕1" svg:font-family="바탕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ko" style:country-asian="KR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바탕" fo:font-size="12pt" fo:language="en" fo:country="US" style:letter-kerning="true" style:font-name-asian="바탕1" style:font-size-asian="12pt" style:language-asian="ko" style:country-asian="KR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text-autospace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바탕1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size="14pt" fo:font-weight="bold" style:font-name-asian="바탕1" style:font-size-asian="14pt" style:font-weight-asian="bold" style:font-name-complex="Arial1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굴림" style:font-size-asian="10pt" style:font-name-complex="Courier New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Courier New" style:font-name-asian="굴림" style:font-name-complex="Courier New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4-08-20T20:32:05.84</meta:creation-date>
    <dc:date>2024-08-21T16:42:46.93</dc:date>
    <meta:editing-duration>PT1H4M41S</meta:editing-duration>
    <meta:editing-cycles>3</meta:editing-cycles>
    <meta:generator>OpenOffice/4.1.15$Win32 OpenOffice.org_project/4115m2$Build-9813</meta:generator>
    <meta:document-statistic meta:table-count="0" meta:image-count="0" meta:object-count="0" meta:page-count="3" meta:paragraph-count="68" meta:word-count="1000" meta:character-count="2308"/>
  </office:meta>
</office:document-meta>
</file>